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96.6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09pt"/>
    </style:style>
    <style:style style:name="co7" style:family="table-column">
      <style:table-column-properties fo:break-before="auto" style:column-width="71.35pt"/>
    </style:style>
    <style:style style:name="co8" style:family="table-column">
      <style:table-column-properties fo:break-before="auto" style:column-width="66.84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4" office:value-type="float" office:value="0.1" calcext:value-type="float">
            <text:p>0.1</text:p>
          </table:table-cell>
          <table:table-cell table:style-name="ce21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AT&amp;T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6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T-Mobile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75" calcext:value-type="float">
            <text:p>0.7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>
            <text:p>Verizon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7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9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15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20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/>
          <table:table-cell table:style-name="ce25" office:value-type="string" calcext:value-type="string">
            <text:p>Query-Advertiser</text:p>
          </table:table-cell>
          <table:table-cell table:style-name="ce25" office:value-type="string" calcext:value-type="string">
            <text:p>Budget Limit</text:p>
          </table:table-cell>
          <table:table-cell table:style-name="ce25" office:value-type="string" calcext:value-type="string">
            <text:p>Query Limi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V-3</text:p>
          </table:table-cell>
          <table:table-cell table:formula="of:=160/5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office:value-type="string" calcext:value-type="string">
            <text:p>T-3</text:p>
          </table:table-cell>
          <table:table-cell table:formula="of:=100/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office:value-type="string" calcext:value-type="string">
            <text:p>T-1</text:p>
          </table:table-cell>
          <table:table-cell table:style-name="ce51" table:formula="of:=4/1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A-1</text:p>
          </table:table-cell>
          <table:table-cell table:formula="of:=170/0.5"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/>
          <table:table-cell office:value-type="string" calcext:value-type="string">
            <text:p>Previous Revenue</text:p>
          </table:table-cell>
          <table:table-cell office:value-type="string" calcext:value-type="string">
            <text:p>Less % revenue</text:p>
          </table:table-cell>
          <table:table-cell/>
          <table:table-cell office:value-type="string" calcext:value-type="string">
            <text:p>A-2</text:p>
          </table:table-cell>
          <table:table-cell table:formula="of:=102/0.5"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3">
          <table:table-cell table:style-name="ce11" office:value-type="string" calcext:value-type="string">
            <text:p>Revenue</text:p>
          </table:table-cell>
          <table:table-cell table:formula="of:=SUMPRODUCT([.B35:.D37]; [.B17:.D19])" office:value-type="float" office:value="368" calcext:value-type="float">
            <text:p>368</text:p>
          </table:table-cell>
          <table:table-cell office:value-type="float" office:value="428" calcext:value-type="float">
            <text:p>428</text:p>
          </table:table-cell>
          <table:table-cell table:formula="of:=([.C40]-[.B40])/[.C40]*100" office:value-type="float" office:value="14.018691588785" calcext:value-type="float">
            <text:p>14.01869158878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4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T&amp;T</text:p>
          </table:table-cell>
          <table:table-cell table:formula="of:=SUMPRODUCT([.B35:.D35];[.B17:.D17])" office:value-type="float" office:value="108" calcext:value-type="float">
            <text:p>108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formula="of:=[.D45]-[.B45]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formula="of:=[.D46]-[.B4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[.D47]-[.B4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4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formula="of:=[.D50]-[.B5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1]-[.B5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2]-[.B5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4:21:14.3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7-08-04T14:35:23.267000000</dc:date>
    <meta:editing-duration>P1DT48M26S</meta:editing-duration>
    <meta:editing-cycles>7</meta:editing-cycles>
    <meta:generator>LibreOffice/5.3.4.2$Windows_X86_64 LibreOffice_project/f82d347ccc0be322489bf7da61d7e4ad13fe2ff3</meta:generator>
    <meta:document-statistic meta:table-count="1" meta:cell-count="147" meta:object-count="0"/>
  </office:meta>
</office:document-meta>
</file>